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quinho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5-31-1984</text:p>
          </table:table-cell>
          <table:table-cell office:value-type="string" calcext:value-type="string">
            <text:p>ALA-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r’mond</text:p>
          </table:table-cell>
          <table:table-cell office:value-type="string" calcext:value-type="string">
            <text:p>Dav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raúj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9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Zanot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25-1995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Danrid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-26-1986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Ntambw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-17-1998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42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G1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6:32:56.324399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16</meta:editing-cycles>
    <meta:creation-date>2023-09-22T19:42:31</meta:creation-date>
    <dc:date>2023-10-04T16:45:22.517684113</dc:date>
    <meta:generator>LibreOffice/7.6.2.1$Linux_X86_64 LibreOffice_project/60$Build-1</meta:generator>
    <meta:editing-duration>PT1H55M39S</meta:editing-duration>
    <meta:document-statistic meta:table-count="1" meta:cell-count="1127" meta:object-count="0"/>
  </office:meta>
</office:document-meta>
</file>